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3b9c5" style:font-name="Droid Sans Mono" fo:font-size="10.5pt" fo:font-weight="normal" fo:background-color="#2d2d2d"/>
    </style:style>
    <style:style style:name="P2" style:family="paragraph" style:parent-style-name="Standard">
      <style:text-properties fo:color="#b3b9c5" style:font-name="Droid Sans Mono" fo:font-size="10.5pt" fo:font-weight="normal" officeooo:paragraph-rsid="000401db" fo:background-color="#2d2d2d"/>
    </style:style>
    <style:style style:name="P3" style:family="paragraph" style:parent-style-name="Standard">
      <style:paragraph-properties style:line-height-at-least="0.503cm"/>
      <style:text-properties fo:color="#d5d8df" style:font-name="Droid Sans Mono" fo:font-size="10.5pt" fo:font-weight="normal" fo:background-color="#2d2d2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92d192" style:font-name="Droid Sans Mono" fo:font-size="10.5pt" fo:font-weight="normal" fo:background-color="#2d2d2d"/>
    </style:style>
    <style:style style:name="P6" style:family="paragraph" style:parent-style-name="Standard"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7" style:family="paragraph" style:parent-style-name="Standard">
      <style:text-properties officeooo:paragraph-rsid="000401db"/>
    </style:style>
    <style:style style:name="P8" style:family="paragraph" style:parent-style-name="Standard">
      <style:paragraph-properties style:line-height-at-least="0.503cm"/>
      <style:text-properties fo:color="#ffeea6" style:font-name="Droid Sans Mono" fo:font-size="10.5pt" fo:font-weight="normal" fo:background-color="#2d2d2d"/>
    </style:style>
    <style:style style:name="P9" style:family="paragraph" style:parent-style-name="Text_20_body">
      <style:paragraph-properties style:line-height-at-least="0.503cm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style:line-height-at-least="0.503cm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bold" style:text-blinking="false" fo:background-color="#ffffff" style:font-weight-asian="bold" style:font-weight-complex="bold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style:paragraph-properties fo:margin-top="0cm" fo:margin-bottom="0cm" loext:contextual-spacing="false" fo:line-height="128%" style:writing-mode="lr-tb"/>
      <style:text-properties fo:font-weight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14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#2d2d2d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paragraph-rsid="000401db" style:text-blinking="false" fo:background-color="#ffffff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5f947" officeooo:paragraph-rsid="0005f947" style:text-blinking="false" fo:background-color="#ffffff"/>
    </style:style>
    <style:style style:name="P17" style:family="paragraph" style:parent-style-name="Standard">
      <style:text-properties fo:font-variant="normal" fo:text-transform="none" fo:color="#b3b9c5" style:text-line-through-style="none" style:text-line-through-type="none" style:font-name="Droid Sans Mono" fo:font-size="10.5pt" fo:font-style="normal" style:text-underline-style="none" fo:font-weight="normal" officeooo:rsid="0005f947" officeooo:paragraph-rsid="0005f947" style:text-blinking="false" fo:background-color="#2d2d2d"/>
    </style:style>
    <style:style style:name="P18" style:family="paragraph" style:parent-style-name="Standard">
      <style:paragraph-properties style:line-height-at-least="0.503cm"/>
      <style:text-properties fo:color="#b3b9c5" style:font-name="Droid Sans Mono" fo:font-size="10.5pt" fo:font-weight="normal" fo:background-color="#2d2d2d"/>
    </style:style>
    <style:style style:name="P19" style:family="paragraph" style:parent-style-name="Standard">
      <style:paragraph-properties style:line-height-at-least="0.503cm"/>
      <style:text-properties fo:color="#777c85" style:font-name="Droid Sans Mono" fo:font-size="10.5pt" fo:font-weight="normal" fo:background-color="#2d2d2d"/>
    </style:style>
    <style:style style:name="P20" style:family="paragraph" style:parent-style-name="Standard">
      <style:paragraph-properties style:line-height-at-least="0.503cm"/>
      <style:text-properties fo:color="#d5d8df" style:font-name="Droid Sans Mono" fo:font-size="10.5pt" fo:font-weight="normal" fo:background-color="#2d2d2d"/>
    </style:style>
    <style:style style:name="P21" style:family="paragraph" style:parent-style-name="Standard">
      <style:paragraph-properties style:line-height-at-least="0.503cm"/>
    </style:style>
    <style:style style:name="T1" style:family="text">
      <style:text-properties fo:color="#abb2bf"/>
    </style:style>
    <style:style style:name="T2" style:family="text">
      <style:text-properties fo:color="#abb2bf" officeooo:rsid="000401db"/>
    </style:style>
    <style:style style:name="T3" style:family="text">
      <style:text-properties fo:color="#6ab0f3"/>
    </style:style>
    <style:style style:name="T4" style:family="text">
      <style:text-properties fo:color="#ffd479"/>
    </style:style>
    <style:style style:name="T5" style:family="text">
      <style:text-properties fo:color="#777c85"/>
    </style:style>
    <style:style style:name="T6" style:family="text">
      <style:text-properties fo:color="#92d192"/>
    </style:style>
    <style:style style:name="T7" style:family="text">
      <style:text-properties fo:color="#ffeea6"/>
    </style:style>
    <style:style style:name="T8" style:family="text">
      <style:text-properties fo:color="#f2777a"/>
    </style:style>
    <style:style style:name="T9" style:family="text">
      <style:text-properties fo:color="#ac8d58"/>
    </style:style>
    <style:style style:name="T10" style:family="text">
      <style:text-properties fo:color="#d5d8df"/>
    </style:style>
    <style:style style:name="T11" style:family="text">
      <style:text-properties fo:color="#fca369"/>
    </style:style>
    <style:style style:name="T12" style:family="text">
      <style:text-properties fo:color="#ffffff"/>
    </style:style>
    <style:style style:name="T13" style:family="text">
      <style:text-properties fo:font-variant="normal" fo:text-transform="none" fo:color="#000000" style:text-line-through-style="none" style:text-line-through-type="none" style:font-name="Cambria" fo:font-size="11pt" fo:font-style="italic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6" style:family="text">
      <style:text-properties fo:font-variant="normal" fo:text-transform="none" fo:color="#abb2bf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7" style:family="text">
      <style:text-properties fo:font-variant="normal" fo:text-transform="none" fo:color="#6ab0f3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8" style:family="text">
      <style:text-properties officeooo:rsid="000401db"/>
    </style:style>
    <style:style style:name="T19" style:family="text">
      <style:text-properties fo:color="#e1a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9"><text:bookmark text:name="docs-internal-guid-ed6260f2-7fff-4155-dacc-2567d40df53a"/><text:span text:style-name="T18">1.</text:span>Write a JavaScript program to sort the items of an array.</text:p>
      <text:p text:style-name="P12"><text:span text:style-name="T13">Sample array</text:span><text:span text:style-name="T15">: var arr1 = [ 4, 6, 7, 8, 2, 1, -2 ];</text:span></text:p>
      <text:p text:style-name="P11"><text:span text:style-name="T13">Sample Output</text:span><text:span text:style-name="T15">: -2, 1, 2, 4, 6, 7, 8</text:span></text:p>
      <text:p text:style-name="P14"/>
      <text:p text:style-name="P1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 <text:span text:style-name="T4">lang</text:span><text:span text:style-name="T5">=</text:span><text:span text:style-name="T6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"UTF-8"</text:span><text:span text:style-name="T1">&gt;</text:span></text:p>
      <text:p text:style-name="P1"><text:span text:style-name="T1">&lt;</text:span><text:span text:style-name="T3">meta</text:span> <text:span text:style-name="T4">http-equiv</text:span><text:span text:style-name="T5">=</text:span><text:span text:style-name="T6">"X-UA-Compatible"</text:span> <text:span text:style-name="T4">content</text:span><text:span text:style-name="T5">=</text:span><text:span text:style-name="T6">"IE=edge"</text:span><text:span text:style-name="T1">&gt;</text:span></text:p>
      <text:p text:style-name="P1"><text:span text:style-name="T1">&lt;</text:span>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.0"</text:span><text:span text:style-name="T1">&gt;</text:span></text:p>
      <text:p text:style-name="P1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const</text:span> <text:span text:style-name="T8">arr1</text:span><text:span text:style-name="T9">=</text:span><text:span text:style-name="T10">[</text:span><text:span text:style-name="T9">-</text:span><text:span text:style-name="T11">3</text:span><text:span text:style-name="T5">,</text:span><text:span text:style-name="T11">8</text:span><text:span text:style-name="T5">,</text:span><text:span text:style-name="T11">7</text:span><text:span text:style-name="T5">,</text:span><text:span text:style-name="T11">6</text:span><text:span text:style-name="T5">,</text:span><text:span text:style-name="T11">5</text:span><text:span text:style-name="T5">,</text:span><text:span text:style-name="T9">-</text:span><text:span text:style-name="T11">4</text:span><text:span text:style-name="T5">,</text:span><text:span text:style-name="T11">3</text:span><text:span text:style-name="T5">,</text:span><text:span text:style-name="T11">2</text:span><text:span text:style-name="T5">,</text:span><text:span text:style-name="T11">1</text:span><text:span text:style-name="T10">];</text:span></text:p>
      <text:p text:style-name="P1"><text:span text:style-name="T7">const</text:span> <text:span text:style-name="T8">arr2</text:span><text:span text:style-name="T9">=</text:span><text:span text:style-name="T10">[];</text:span></text:p>
      <text:p text:style-name="P1"><text:span text:style-name="T7">let</text:span> <text:span text:style-name="T8">min</text:span><text:span text:style-name="T9">=</text:span><text:span text:style-name="T8">arr1</text:span><text:span text:style-name="T10">[</text:span><text:span text:style-name="T11">0</text:span><text:span text:style-name="T10">];</text:span></text:p>
      <text:p text:style-name="P1"><text:span text:style-name="T7">let</text:span> <text:span text:style-name="T8">pos</text:span><text:span text:style-name="T10">;</text:span></text:p>
      <text:p text:style-name="P1"><text:span text:style-name="T7">var</text:span> <text:span text:style-name="T8">max</text:span><text:span text:style-name="T9">=</text:span><text:span text:style-name="T8">arr1</text:span><text:span text:style-name="T10">[</text:span><text:span text:style-name="T11">0</text:span><text:span text:style-name="T10">];</text:span></text:p>
      <text:p text:style-name="P1"><text:span text:style-name="T7">for</text:span> <text:span text:style-name="T10">(</text:span><text:span text:style-name="T8">i</text:span><text:span text:style-name="T9">=</text:span><text:span text:style-name="T11">0</text:span><text:span text:style-name="T10">;</text:span> <text:span text:style-name="T8">i</text:span><text:span text:style-name="T9">&lt;</text:span><text:span text:style-name="T8">arr1</text:span><text:span text:style-name="T9">.</text:span>length<text:span text:style-name="T10">;</text:span> <text:span text:style-name="T8">i</text:span><text:span text:style-name="T9">++</text:span><text:span text:style-name="T10">)</text:span></text:p>
      <text:p text:style-name="P3">{</text:p>
      <text:p text:style-name="P1"><text:span text:style-name="T7">if</text:span> <text:span text:style-name="T10">(</text:span><text:span text:style-name="T8">max</text:span><text:span text:style-name="T9">&lt;</text:span><text:span text:style-name="T8">arr1</text:span><text:span text:style-name="T10">[</text:span><text:span text:style-name="T8">i</text:span><text:span text:style-name="T10">])</text:span> <text:span text:style-name="T8">max</text:span><text:span text:style-name="T9">=</text:span><text:span text:style-name="T8">arr1</text:span><text:span text:style-name="T10">[</text:span><text:span text:style-name="T8">i</text:span><text:span text:style-name="T10">];</text:span></text:p>
      <text:p text:style-name="P3">}</text:p>
      <text:p text:style-name="P4"/>
      <text:p text:style-name="P1"><text:span text:style-name="T7">for</text:span> <text:span text:style-name="T10">(</text:span><text:span text:style-name="T7">var</text:span> <text:span text:style-name="T8">i</text:span><text:span text:style-name="T9">=</text:span><text:span text:style-name="T11">0</text:span><text:span text:style-name="T10">;</text:span><text:span text:style-name="T8">i</text:span><text:span text:style-name="T9">&lt;</text:span><text:span text:style-name="T8">arr1</text:span><text:span text:style-name="T9">.</text:span>length<text:span text:style-name="T10">;</text:span><text:span text:style-name="T8">i</text:span><text:span text:style-name="T9">++</text:span><text:span text:style-name="T10">)</text:span></text:p>
      <text:p text:style-name="P3">{</text:p>
      <text:p text:style-name="P1"><text:span text:style-name="T7">for</text:span> <text:span text:style-name="T10">(</text:span><text:span text:style-name="T7">let</text:span> <text:span text:style-name="T8">j</text:span><text:span text:style-name="T9">=</text:span><text:span text:style-name="T11">0</text:span><text:span text:style-name="T10">;</text:span><text:span text:style-name="T8">j</text:span><text:span text:style-name="T9">&lt;</text:span><text:span text:style-name="T8">arr1</text:span><text:span text:style-name="T9">.</text:span>length<text:span text:style-name="T10">;</text:span><text:span text:style-name="T8">j</text:span><text:span text:style-name="T9">++</text:span><text:span text:style-name="T10">)</text:span></text:p>
      <text:p text:style-name="P3">{</text:p>
      <text:p text:style-name="P1"><text:span text:style-name="T7">if</text:span> <text:span text:style-name="T10">(</text:span><text:span text:style-name="T8">arr1</text:span><text:span text:style-name="T10">[</text:span><text:span text:style-name="T8">j</text:span><text:span text:style-name="T10">]</text:span><text:span text:style-name="T9">!=</text:span><text:span text:style-name="T6">"x"</text:span><text:span text:style-name="T10">)</text:span></text:p>
      <text:p text:style-name="P3">{</text:p>
      <text:p text:style-name="P1"><text:span text:style-name="T7">if</text:span> <text:span text:style-name="T10">(</text:span><text:span text:style-name="T8">min</text:span><text:span text:style-name="T9">&gt;</text:span><text:span text:style-name="T8">arr1</text:span><text:span text:style-name="T10">[</text:span><text:span text:style-name="T8">j</text:span><text:span text:style-name="T10">])</text:span> </text:p>
      <text:p text:style-name="P3">{</text:p>
      <text:p text:style-name="P1"><text:span text:style-name="T8">min</text:span><text:span text:style-name="T9">=</text:span><text:span text:style-name="T8">arr1</text:span><text:span text:style-name="T10">[</text:span><text:span text:style-name="T8">j</text:span><text:span text:style-name="T10">];</text:span></text:p>
      <text:p text:style-name="P1"><text:span text:style-name="T8">pos</text:span><text:span text:style-name="T9">=</text:span><text:span text:style-name="T8">j</text:span><text:span text:style-name="T10">;</text:span></text:p>
      <text:p text:style-name="P3">}</text:p>
      <text:p text:style-name="P3">}</text:p>
      <text:p text:style-name="P3">}</text:p>
      <text:p text:style-name="P1"><text:span text:style-name="T8">arr2</text:span><text:span text:style-name="T10">[</text:span><text:span text:style-name="T8">i</text:span><text:span text:style-name="T10">]</text:span><text:span text:style-name="T9">=</text:span><text:span text:style-name="T8">min</text:span><text:span text:style-name="T10">;</text:span></text:p>
      <text:p text:style-name="P1"><text:span text:style-name="T8">arr1</text:span><text:span text:style-name="T10">[</text:span><text:span text:style-name="T8">pos</text:span><text:span text:style-name="T10">]</text:span><text:span text:style-name="T9">=</text:span><text:span text:style-name="T6">"x"</text:span><text:span text:style-name="T10">;</text:span></text:p>
      <text:p text:style-name="P1"><text:span text:style-name="T8">min</text:span><text:span text:style-name="T9">=</text:span><text:span text:style-name="T8">max</text:span><text:span text:style-name="T10">;</text:span></text:p>
      <text:p text:style-name="P3">}</text:p>
      <text:p text:style-name="P1"><text:span text:style-name="T8">console</text:span><text:span text:style-name="T9">.</text:span><text:span text:style-name="T12">log</text:span><text:span text:style-name="T10">(</text:span><text:span text:style-name="T8">arr2</text:span><text:span text:style-name="T10">);</text:span></text:p>
      <text:p text:style-name="P1"><text:span text:style-name="T1">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4"/>
      <text:p text:style-name="P14"/>
      <text:p text:style-name="P10"><text:bookmark text:name="docs-internal-guid-dbf970f2-7fff-dcf4-02cf-e016a8aa9751"/><text:soft-page-break/><text:span text:style-name="T2">2.</text:span><text:span text:style-name="T1">Write a JavaScript program to find the most frequent item of an array</text:span></text:p>
      <text:p text:style-name="P12"><text:span text:style-name="T13">Sample array</text:span><text:span text:style-name="T15">: var arr1= [1, 'a', 'a', 2, 3, 'a', 3, 'a', 2, 4, 9, ‘a’];</text:span></text:p>
      <text:p text:style-name="P11"><text:span text:style-name="T13">Sample Output</text:span><text:span text:style-name="T15">: a (5times)</text:span></text:p>
      <text:p text:style-name="Standard"/>
      <text:p text:style-name="Standard"/>
      <text:p text:style-name="Standard"/>
      <text:p text:style-name="P1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utf-8</text:span> <text:span text:style-name="T1">/&gt;</text:span></text:p>
      <text:p text:style-name="P1"><text:span text:style-name="T1">&lt;</text:span><text:span text:style-name="T3">title</text:span><text:span text:style-name="T1">&gt;</text:span>Write a JavaScript program to sort the items of an array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var</text:span> <text:span text:style-name="T8">arr1</text:span> <text:span text:style-name="T9">=</text:span> <text:span text:style-name="T10">[</text:span><text:span text:style-name="T11">1</text:span><text:span text:style-name="T5">,</text:span> <text:span text:style-name="T6">'a'</text:span><text:span text:style-name="T5">,</text:span> <text:span text:style-name="T6">'a'</text:span><text:span text:style-name="T5">,</text:span> <text:span text:style-name="T11">2</text:span><text:span text:style-name="T5">,</text:span> <text:span text:style-name="T11">3</text:span><text:span text:style-name="T5">,</text:span> <text:span text:style-name="T6">'a'</text:span><text:span text:style-name="T5">,</text:span> <text:span text:style-name="T11">3</text:span><text:span text:style-name="T5">,</text:span> <text:span text:style-name="T6">'a'</text:span><text:span text:style-name="T5">,</text:span> <text:span text:style-name="T11">2</text:span><text:span text:style-name="T5">,</text:span> <text:span text:style-name="T11">4</text:span><text:span text:style-name="T5">,</text:span> <text:span text:style-name="T11">9</text:span><text:span text:style-name="T5">,</text:span> <text:span text:style-name="T6">'a'</text:span><text:span text:style-name="T10">];</text:span></text:p>
      <text:p text:style-name="P1"><text:span text:style-name="T7">var</text:span> <text:span text:style-name="T8">mf</text:span> <text:span text:style-name="T9">=</text:span> <text:span text:style-name="T11">1</text:span><text:span text:style-name="T10">;</text:span></text:p>
      <text:p text:style-name="P1"><text:span text:style-name="T7">var</text:span> <text:span text:style-name="T8">m</text:span> <text:span text:style-name="T9">=</text:span> <text:span text:style-name="T11">0</text:span><text:span text:style-name="T10">;</text:span></text:p>
      <text:p text:style-name="P1"><text:span text:style-name="T7">var</text:span> <text:span text:style-name="T8">item</text:span><text:span text:style-name="T10">;</text:span></text:p>
      <text:p text:style-name="P4"/>
      <text:p text:style-name="P1"><text:span text:style-name="T7">for</text:span> <text:span text:style-name="T10">(</text:span><text:span text:style-name="T7">var</text:span> <text:span text:style-name="T8">i</text:span> <text:span text:style-name="T9">=</text:span> <text:span text:style-name="T11">0</text:span><text:span text:style-name="T10">;</text:span> <text:span text:style-name="T8">i</text:span> <text:span text:style-name="T9">&lt;</text:span> <text:span text:style-name="T8">arr1</text:span><text:span text:style-name="T9">.</text:span>length<text:span text:style-name="T10">;</text:span> <text:span text:style-name="T8">i</text:span><text:span text:style-name="T9">++</text:span><text:span text:style-name="T10">)</text:span> <text:span text:style-name="T10">{</text:span></text:p>
      <text:p text:style-name="P1"><text:span text:style-name="T7">for</text:span> <text:span text:style-name="T10">(</text:span><text:span text:style-name="T7">var</text:span> <text:span text:style-name="T8">j</text:span> <text:span text:style-name="T9">=</text:span> <text:span text:style-name="T8">i</text:span><text:span text:style-name="T10">;</text:span> <text:span text:style-name="T8">j</text:span> <text:span text:style-name="T9">&lt;</text:span> <text:span text:style-name="T8">arr1</text:span><text:span text:style-name="T9">.</text:span>length<text:span text:style-name="T10">;</text:span> <text:span text:style-name="T8">j</text:span><text:span text:style-name="T9">++</text:span><text:span text:style-name="T10">)</text:span> <text:span text:style-name="T10">{</text:span></text:p>
      <text:p text:style-name="P1"><text:span text:style-name="T7">if</text:span> <text:span text:style-name="T10">(</text:span><text:span text:style-name="T8">arr1</text:span><text:span text:style-name="T10">[</text:span><text:span text:style-name="T8">i</text:span><text:span text:style-name="T10">]</text:span> <text:span text:style-name="T9">==</text:span> <text:span text:style-name="T8">arr1</text:span><text:span text:style-name="T10">[</text:span><text:span text:style-name="T8">j</text:span><text:span text:style-name="T10">])</text:span> <text:span text:style-name="T8">m</text:span><text:span text:style-name="T9">++</text:span><text:span text:style-name="T10">;</text:span></text:p>
      <text:p text:style-name="P1"><text:span text:style-name="T7">if</text:span> <text:span text:style-name="T10">(</text:span><text:span text:style-name="T8">mf</text:span> <text:span text:style-name="T9">&lt;</text:span> <text:span text:style-name="T8">m</text:span><text:span text:style-name="T10">)</text:span> <text:span text:style-name="T10">{</text:span></text:p>
      <text:p text:style-name="P1"><text:span text:style-name="T8">mf</text:span> <text:span text:style-name="T9">=</text:span> <text:span text:style-name="T8">m</text:span><text:span text:style-name="T10">;</text:span></text:p>
      <text:p text:style-name="P1"><text:span text:style-name="T8">item</text:span> <text:span text:style-name="T9">=</text:span> <text:span text:style-name="T8">arr1</text:span><text:span text:style-name="T10">[</text:span><text:span text:style-name="T8">i</text:span><text:span text:style-name="T10">];</text:span></text:p>
      <text:p text:style-name="P3">}</text:p>
      <text:p text:style-name="P3">}</text:p>
      <text:p text:style-name="P4"/>
      <text:p text:style-name="P1"><text:span text:style-name="T8">m</text:span> <text:span text:style-name="T9">=</text:span> <text:span text:style-name="T11">0</text:span><text:span text:style-name="T10">;</text:span></text:p>
      <text:p text:style-name="P3">}</text:p>
      <text:p text:style-name="P4"/>
      <text:p text:style-name="P1"><text:span text:style-name="T12">alert</text:span><text:span text:style-name="T10">(</text:span><text:span text:style-name="T8">item</text:span> <text:span text:style-name="T9">+</text:span> <text:span text:style-name="T6">" ( "</text:span> <text:span text:style-name="T9">+</text:span> <text:span text:style-name="T8">mf</text:span> <text:span text:style-name="T9">+</text:span> <text:span text:style-name="T6">" times ) "</text:span><text:span text:style-name="T10">);</text:span></text:p>
      <text:p text:style-name="P1"><text:span text:style-name="T1">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<text:bookmark text:name="docs-internal-guid-80f79240-7fff-b549-e7b0-0493a776f871"/><text:span text:style-name="T18">3a. </text:span>Write a JavaScript program that compares two arrays and returns true if they are identical.</text:p>
      <text:p text:style-name="Standard"/>
      <text:p text:style-name="Standard"/>
      <text:p text:style-name="P1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 <text:span text:style-name="T4">lang</text:span><text:span text:style-name="T5">=</text:span><text:span text:style-name="T6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"UTF-8"</text:span><text:span text:style-name="T1">&gt;</text:span></text:p>
      <text:p text:style-name="P1"><text:span text:style-name="T1">&lt;</text:span><text:span text:style-name="T3">meta</text:span> <text:span text:style-name="T4">http-equiv</text:span><text:span text:style-name="T5">=</text:span><text:span text:style-name="T6">"X-UA-Compatible"</text:span> <text:span text:style-name="T4">content</text:span><text:span text:style-name="T5">=</text:span><text:span text:style-name="T6">"IE=edge"</text:span><text:span text:style-name="T1">&gt;</text:span></text:p>
      <text:p text:style-name="P1"><text:span text:style-name="T1">&lt;</text:span>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.0"</text:span><text:span text:style-name="T1">&gt;</text:span></text:p>
      <text:p text:style-name="P1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 </text:p>
      <text:p text:style-name="P1"><text:span text:style-name="T4">style</text:span><text:span text:style-name="T5">=</text:span><text:span text:style-name="T6">"text-align:center;"</text:span> <text:span text:style-name="T4">id</text:span><text:span text:style-name="T5">=</text:span><text:span text:style-name="T6">"body"</text:span><text:span text:style-name="T1">&gt;</text:span></text:p>
      <text:p text:style-name="P1"><text:span text:style-name="T1">&lt;</text:span><text:span text:style-name="T3">h1</text:span> <text:span text:style-name="T4">style</text:span><text:span text:style-name="T5">=</text:span><text:span text:style-name="T6">"color:green;"</text:span><text:span text:style-name="T1">&gt;</text:span> </text:p>
      <text:p text:style-name="P1">Split </text:p>
      <text:p text:style-name="P1"><text:span text:style-name="T1">&lt;/</text:span><text:span text:style-name="T3">h1</text:span><text:span text:style-name="T1">&gt;</text:span></text:p>
      <text:p text:style-name="P1"><text:span text:style-name="T1">&lt;</text:span><text:span text:style-name="T3">p</text:span> <text:span text:style-name="T4">id</text:span><text:span text:style-name="T5">=</text:span><text:span text:style-name="T6">"GFG_UP"</text:span> <text:span text:style-name="T4">style</text:span><text:span text:style-name="T5">=</text:span><text:span text:style-name="T6">"font-size: 16px;"</text:span><text:span text:style-name="T1">&gt;</text:span></text:p>
      <text:p text:style-name="P1"><text:span text:style-name="T1">&lt;/</text:span><text:span text:style-name="T3">p</text:span><text:span text:style-name="T1">&gt;</text:span></text:p>
      <text:p text:style-name="P1"><text:span text:style-name="T1">&lt;</text:span><text:span text:style-name="T3">button</text:span> <text:span text:style-name="T4">onclick</text:span><text:span text:style-name="T5">=</text:span><text:span text:style-name="T6">"</text:span><text:span text:style-name="T12">gfg_Run</text:span><text:span text:style-name="T10">()</text:span><text:span text:style-name="T6">"</text:span><text:span text:style-name="T1">&gt;</text:span></text:p>
      <text:p text:style-name="P1">click here</text:p>
      <text:p text:style-name="P1"><text:span text:style-name="T1">&lt;/</text:span><text:span text:style-name="T3">button</text:span><text:span text:style-name="T1">&gt;</text:span></text:p>
      <text:p text:style-name="P1"><text:span text:style-name="T1">&lt;</text:span><text:span text:style-name="T3">p</text:span> <text:span text:style-name="T4">id</text:span><text:span text:style-name="T5">=</text:span><text:span text:style-name="T6">"GFG_DOWN"</text:span> <text:span text:style-name="T4">style</text:span><text:span text:style-name="T5">=</text:span><text:span text:style-name="T6">"color:green;</text:span></text:p>
      <text:p text:style-name="P5">font-size: 20px; </text:p>
      <text:p text:style-name="P1"><text:span text:style-name="T6">font-weight: bold;"</text:span><text:span text:style-name="T1">&gt;</text:span></text:p>
      <text:p text:style-name="P1"><text:span text:style-name="T1">&lt;/</text:span><text:span text:style-name="T3">p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var</text:span> <text:span text:style-name="T8">el_up</text:span> <text:span text:style-name="T9">=</text:span> <text:span text:style-name="T8">document</text:span><text:span text:style-name="T9">.</text:span><text:span text:style-name="T12">getElementById</text:span><text:span text:style-name="T10">(</text:span><text:span text:style-name="T6">"GFG_UP"</text:span><text:span text:style-name="T10">);</text:span></text:p>
      <text:p text:style-name="P1"><text:span text:style-name="T7">var</text:span> <text:span text:style-name="T8">el_down</text:span> <text:span text:style-name="T9">=</text:span> <text:span text:style-name="T8">document</text:span><text:span text:style-name="T9">.</text:span><text:span text:style-name="T12">getElementById</text:span><text:span text:style-name="T10">(</text:span><text:span text:style-name="T6">"GFG_DOWN"</text:span><text:span text:style-name="T10">);</text:span></text:p>
      <text:p text:style-name="P1"><text:span text:style-name="T7">var</text:span> <text:span text:style-name="T8">i</text:span><text:span text:style-name="T5">,</text:span> <text:span text:style-name="T8">j</text:span><text:span text:style-name="T5">,</text:span> <text:span text:style-name="T8">chunk</text:span> <text:span text:style-name="T9">=</text:span> <text:span text:style-name="T11">5</text:span><text:span text:style-name="T10">;</text:span></text:p>
      <text:p text:style-name="P1"><text:span text:style-name="T7">var</text:span> <text:span text:style-name="T8">array</text:span> <text:span text:style-name="T9">=</text:span> <text:span text:style-name="T10">[</text:span><text:span text:style-name="T11">1</text:span><text:span text:style-name="T5">,</text:span> <text:span text:style-name="T11">2</text:span><text:span text:style-name="T5">,</text:span> <text:span text:style-name="T11">3</text:span><text:span text:style-name="T5">,</text:span> <text:span text:style-name="T11">4</text:span><text:span text:style-name="T5">,</text:span> <text:span text:style-name="T11">5</text:span><text:span text:style-name="T5">,</text:span> <text:span text:style-name="T11">6</text:span><text:span text:style-name="T5">,</text:span> <text:span text:style-name="T11">7</text:span><text:span text:style-name="T5">,</text:span> <text:span text:style-name="T11">8</text:span><text:span text:style-name="T10">];</text:span></text:p>
      <text:p text:style-name="P1"><text:span text:style-name="T8">el_up</text:span><text:span text:style-name="T9">.</text:span><text:span text:style-name="T1">innerHTML</text:span> <text:span text:style-name="T9">=</text:span> <text:span text:style-name="T8">array</text:span><text:span text:style-name="T10">;</text:span></text:p>
      <text:p text:style-name="P1"><text:span text:style-name="T7">function</text:span> <text:span text:style-name="T12">gfg_Run</text:span><text:span text:style-name="T10">()</text:span> <text:span text:style-name="T10">{</text:span></text:p>
      <text:p text:style-name="P1"><text:span text:style-name="T7">var</text:span> <text:span text:style-name="T8">array1</text:span> <text:span text:style-name="T9">=</text:span> </text:p>
      <text:p text:style-name="P1"><text:span text:style-name="T8">array</text:span><text:span text:style-name="T9">.</text:span><text:span text:style-name="T12">slice</text:span><text:span text:style-name="T10">(</text:span><text:span text:style-name="T11">0</text:span><text:span text:style-name="T5">,</text:span> <text:span text:style-name="T8">chunk</text:span><text:span text:style-name="T10">);</text:span></text:p>
      <text:p text:style-name="P1"><text:span text:style-name="T7">var</text:span> <text:span text:style-name="T8">array2</text:span> <text:span text:style-name="T9">=</text:span></text:p>
      <text:p text:style-name="P1"><text:span text:style-name="T8">array</text:span><text:span text:style-name="T9">.</text:span><text:span text:style-name="T12">slice</text:span><text:span text:style-name="T10">(</text:span><text:span text:style-name="T8">chunk</text:span><text:span text:style-name="T5">,</text:span> <text:span text:style-name="T8">chunk</text:span> <text:span text:style-name="T9">+</text:span> <text:span text:style-name="T8">array</text:span><text:span text:style-name="T9">.</text:span>length<text:span text:style-name="T10">);</text:span></text:p>
      <text:p text:style-name="P1"><text:span text:style-name="T8">el_down</text:span><text:span text:style-name="T9">.</text:span><text:span text:style-name="T1">innerHTML</text:span> <text:span text:style-name="T9">=</text:span> <text:span text:style-name="T8">array1</text:span> <text:span text:style-name="T9">+</text:span> <text:span text:style-name="T6">' and '</text:span> <text:span text:style-name="T9">+</text:span> <text:span text:style-name="T8">array2</text:span><text:span text:style-name="T10">;</text:span></text:p>
      <text:p text:style-name="P3">}</text:p>
      <text:p text:style-name="P1"><text:span text:style-name="T1">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  <text:p text:style-name="Standard"/>
      <text:p text:style-name="Standard"/>
      <text:p text:style-name="Standard"/>
      <text:p text:style-name="P6"><text:bookmark text:name="docs-internal-guid-ce0abf1d-7fff-7013-f863-5a91abe7f48b"/><text:span text:style-name="T18">3B. </text:span>Write a JavaScript method that splits an array into parts of determined size.</text:p>
      <text:p text:style-name="Standard"/>
      <text:p text:style-name="P1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 <text:span text:style-name="T4">lang</text:span><text:span text:style-name="T5">=</text:span><text:span text:style-name="T6">"en"</text:span><text:span text:style-name="T1">&gt;</text:span></text:p>
      <text:p text:style-name="P1"><text:soft-page-break/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"UTF-8"</text:span><text:span text:style-name="T1">&gt;</text:span></text:p>
      <text:p text:style-name="P1"><text:span text:style-name="T1">&lt;</text:span><text:span text:style-name="T3">meta</text:span> <text:span text:style-name="T4">http-equiv</text:span><text:span text:style-name="T5">=</text:span><text:span text:style-name="T6">"X-UA-Compatible"</text:span> <text:span text:style-name="T4">content</text:span><text:span text:style-name="T5">=</text:span><text:span text:style-name="T6">"IE=edge"</text:span><text:span text:style-name="T1">&gt;</text:span></text:p>
      <text:p text:style-name="P1"><text:span text:style-name="T1">&lt;</text:span>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.0"</text:span><text:span text:style-name="T1">&gt;</text:span></text:p>
      <text:p text:style-name="P1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 </text:p>
      <text:p text:style-name="P1"><text:span text:style-name="T4">style</text:span><text:span text:style-name="T5">=</text:span><text:span text:style-name="T6">"text-align:center;"</text:span> <text:span text:style-name="T4">id</text:span><text:span text:style-name="T5">=</text:span><text:span text:style-name="T6">"body"</text:span><text:span text:style-name="T1">&gt;</text:span></text:p>
      <text:p text:style-name="P1"><text:span text:style-name="T1">&lt;</text:span><text:span text:style-name="T3">h1</text:span> <text:span text:style-name="T4">style</text:span><text:span text:style-name="T5">=</text:span><text:span text:style-name="T6">"color:green;"</text:span><text:span text:style-name="T1">&gt;</text:span> </text:p>
      <text:p text:style-name="P1">Split </text:p>
      <text:p text:style-name="P1"><text:span text:style-name="T1">&lt;/</text:span><text:span text:style-name="T3">h1</text:span><text:span text:style-name="T1">&gt;</text:span></text:p>
      <text:p text:style-name="P1"><text:span text:style-name="T1">&lt;</text:span><text:span text:style-name="T3">p</text:span> <text:span text:style-name="T4">id</text:span><text:span text:style-name="T5">=</text:span><text:span text:style-name="T6">"GFG_UP"</text:span> <text:span text:style-name="T4">style</text:span><text:span text:style-name="T5">=</text:span><text:span text:style-name="T6">"font-size: 16px;"</text:span><text:span text:style-name="T1">&gt;</text:span></text:p>
      <text:p text:style-name="P1"><text:span text:style-name="T1">&lt;/</text:span><text:span text:style-name="T3">p</text:span><text:span text:style-name="T1">&gt;</text:span></text:p>
      <text:p text:style-name="P1"><text:span text:style-name="T1">&lt;</text:span><text:span text:style-name="T3">button</text:span> <text:span text:style-name="T4">onclick</text:span><text:span text:style-name="T5">=</text:span><text:span text:style-name="T6">"</text:span><text:span text:style-name="T12">gfg_Run</text:span><text:span text:style-name="T10">()</text:span><text:span text:style-name="T6">"</text:span><text:span text:style-name="T1">&gt;</text:span></text:p>
      <text:p text:style-name="P1">click here</text:p>
      <text:p text:style-name="P1"><text:span text:style-name="T1">&lt;/</text:span><text:span text:style-name="T3">button</text:span><text:span text:style-name="T1">&gt;</text:span></text:p>
      <text:p text:style-name="P1"><text:span text:style-name="T1">&lt;</text:span><text:span text:style-name="T3">p</text:span> <text:span text:style-name="T4">id</text:span><text:span text:style-name="T5">=</text:span><text:span text:style-name="T6">"GFG_DOWN"</text:span> <text:span text:style-name="T4">style</text:span><text:span text:style-name="T5">=</text:span><text:span text:style-name="T6">"color:green;</text:span></text:p>
      <text:p text:style-name="P5">font-size: 20px; </text:p>
      <text:p text:style-name="P1"><text:span text:style-name="T6">font-weight: bold;"</text:span><text:span text:style-name="T1">&gt;</text:span></text:p>
      <text:p text:style-name="P1"><text:span text:style-name="T1">&lt;/</text:span><text:span text:style-name="T3">p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var</text:span> <text:span text:style-name="T8">el_up</text:span> <text:span text:style-name="T9">=</text:span> <text:span text:style-name="T8">document</text:span><text:span text:style-name="T9">.</text:span><text:span text:style-name="T12">getElementById</text:span><text:span text:style-name="T10">(</text:span><text:span text:style-name="T6">"GFG_UP"</text:span><text:span text:style-name="T10">);</text:span></text:p>
      <text:p text:style-name="P1"><text:span text:style-name="T7">var</text:span> <text:span text:style-name="T8">el_down</text:span> <text:span text:style-name="T9">=</text:span> <text:span text:style-name="T8">document</text:span><text:span text:style-name="T9">.</text:span><text:span text:style-name="T12">getElementById</text:span><text:span text:style-name="T10">(</text:span><text:span text:style-name="T6">"GFG_DOWN"</text:span><text:span text:style-name="T10">);</text:span></text:p>
      <text:p text:style-name="P1"><text:span text:style-name="T7">var</text:span> <text:span text:style-name="T8">i</text:span><text:span text:style-name="T5">,</text:span> <text:span text:style-name="T8">j</text:span><text:span text:style-name="T5">,</text:span> <text:span text:style-name="T8">chunk</text:span> <text:span text:style-name="T9">=</text:span> <text:span text:style-name="T11">4</text:span><text:span text:style-name="T10">;</text:span></text:p>
      <text:p text:style-name="P1"><text:span text:style-name="T7">var</text:span> <text:span text:style-name="T8">array</text:span> <text:span text:style-name="T9">=</text:span> <text:span text:style-name="T10">[</text:span><text:span text:style-name="T11">1</text:span><text:span text:style-name="T5">,</text:span> <text:span text:style-name="T11">2</text:span><text:span text:style-name="T5">,</text:span> <text:span text:style-name="T11">3</text:span><text:span text:style-name="T5">,</text:span> <text:span text:style-name="T11">4</text:span><text:span text:style-name="T5">,</text:span> <text:span text:style-name="T11">5</text:span><text:span text:style-name="T5">,</text:span> <text:span text:style-name="T11">6</text:span><text:span text:style-name="T5">,</text:span> <text:span text:style-name="T11">7</text:span><text:span text:style-name="T5">,</text:span> <text:span text:style-name="T11">8</text:span><text:span text:style-name="T10">];</text:span></text:p>
      <text:p text:style-name="P1"><text:span text:style-name="T8">el_up</text:span><text:span text:style-name="T9">.</text:span><text:span text:style-name="T1">innerHTML</text:span> <text:span text:style-name="T9">=</text:span> <text:span text:style-name="T8">array</text:span><text:span text:style-name="T10">;</text:span></text:p>
      <text:p text:style-name="P1"><text:span text:style-name="T7">function</text:span> <text:span text:style-name="T12">gfg_Run</text:span><text:span text:style-name="T10">()</text:span> <text:span text:style-name="T10">{</text:span></text:p>
      <text:p text:style-name="P1"><text:span text:style-name="T7">var</text:span> <text:span text:style-name="T8">array1</text:span> <text:span text:style-name="T9">=</text:span> </text:p>
      <text:p text:style-name="P1"><text:span text:style-name="T8">array</text:span><text:span text:style-name="T9">.</text:span><text:span text:style-name="T12">slice</text:span><text:span text:style-name="T10">(</text:span><text:span text:style-name="T11">0</text:span><text:span text:style-name="T5">,</text:span> <text:span text:style-name="T8">chunk</text:span><text:span text:style-name="T10">);</text:span></text:p>
      <text:p text:style-name="P1"><text:span text:style-name="T7">var</text:span> <text:span text:style-name="T8">array2</text:span> <text:span text:style-name="T9">=</text:span></text:p>
      <text:p text:style-name="P1"><text:span text:style-name="T8">array</text:span><text:span text:style-name="T9">.</text:span><text:span text:style-name="T12">slice</text:span><text:span text:style-name="T10">(</text:span><text:span text:style-name="T8">chunk</text:span><text:span text:style-name="T5">,</text:span> <text:span text:style-name="T8">chunk</text:span> <text:span text:style-name="T9">+</text:span> <text:span text:style-name="T8">array</text:span><text:span text:style-name="T9">.</text:span>length<text:span text:style-name="T10">);</text:span></text:p>
      <text:p text:style-name="P1"><text:span text:style-name="T8">el_down</text:span><text:span text:style-name="T9">.</text:span><text:span text:style-name="T1">innerHTML</text:span> <text:span text:style-name="T9">=</text:span> <text:span text:style-name="T8">array1</text:span> <text:span text:style-name="T9">+</text:span> <text:span text:style-name="T6">' and '</text:span> <text:span text:style-name="T9">+</text:span> <text:span text:style-name="T8">array2</text:span><text:span text:style-name="T10">;</text:span></text:p>
      <text:p text:style-name="P3">}</text:p>
      <text:p text:style-name="P1"><text:span text:style-name="T1">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  <text:p text:style-name="Standard"/>
      <text:p text:style-name="Standard"/>
      <text:p text:style-name="P7"><text:span text:style-name="T18">4A. </text:span><text:bookmark text:name="docs-internal-guid-88115e56-7fff-0f12-f3a9-2ca469fb392a"/><text:span text:style-name="T14">Write a JavaScript program to find the leap years in a given range of years.</text:span></text:p>
      <text:p text:style-name="P15"/>
      <text:p text:style-name="P2"><text:span text:style-name="T16">&lt;</text:span><text:span text:style-name="T17">html</text:span><text:span text:style-name="T16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function</text:span> <text:span text:style-name="T12">check_leapyear</text:span><text:span text:style-name="T10">(){</text:span></text:p>
      <text:p text:style-name="P1"><text:span text:style-name="T7">var</text:span> <text:span text:style-name="T8">year</text:span><text:span text:style-name="T10">;</text:span></text:p>
      <text:p text:style-name="P1"><text:span text:style-name="T8">year</text:span> <text:span text:style-name="T9">=</text:span> <text:span text:style-name="T8">document</text:span><text:span text:style-name="T9">.</text:span><text:span text:style-name="T12">getElementById</text:span><text:span text:style-name="T10">(</text:span><text:span text:style-name="T6">"year"</text:span><text:span text:style-name="T10">)</text:span><text:span text:style-name="T9">.</text:span><text:span text:style-name="T1">value</text:span><text:span text:style-name="T10">;</text:span></text:p>
      <text:p text:style-name="P1"><text:span text:style-name="T7">if</text:span><text:span text:style-name="T10">(</text:span> <text:span text:style-name="T10">(</text:span><text:span text:style-name="T11">0</text:span> <text:span text:style-name="T9">==</text:span> <text:span text:style-name="T8">year</text:span> <text:span text:style-name="T9">%</text:span> <text:span text:style-name="T11">4</text:span><text:span text:style-name="T10">)</text:span> <text:span text:style-name="T9">&amp;&amp;</text:span> <text:span text:style-name="T10">(</text:span><text:span text:style-name="T11">0</text:span> <text:span text:style-name="T9">!=</text:span> <text:span text:style-name="T8">year</text:span> <text:span text:style-name="T9">%</text:span> <text:span text:style-name="T11">100</text:span><text:span text:style-name="T10">)</text:span> <text:span text:style-name="T9">||</text:span> <text:span text:style-name="T10">(</text:span><text:span text:style-name="T11">0</text:span> <text:span text:style-name="T9">==</text:span> <text:span text:style-name="T8">year</text:span> <text:span text:style-name="T9">%</text:span> <text:span text:style-name="T11">400</text:span><text:span text:style-name="T10">)</text:span> <text:span text:style-name="T10">)</text:span></text:p>
      <text:p text:style-name="P3">{</text:p>
      <text:p text:style-name="P1"><text:span text:style-name="T12">alert</text:span><text:span text:style-name="T10">(</text:span><text:span text:style-name="T8">year</text:span><text:span text:style-name="T9">+</text:span><text:span text:style-name="T6">" is a leap year"</text:span><text:span text:style-name="T10">);</text:span> </text:p>
      <text:p text:style-name="P1"><text:span text:style-name="T10">}</text:span><text:span text:style-name="T5">//three conditions to find out the leap year</text:span></text:p>
      <text:p text:style-name="P8"><text:soft-page-break/>else</text:p>
      <text:p text:style-name="P3">{</text:p>
      <text:p text:style-name="P1"><text:span text:style-name="T12">alert</text:span><text:span text:style-name="T10">(</text:span><text:span text:style-name="T8">year</text:span><text:span text:style-name="T9">+</text:span><text:span text:style-name="T6">" is not a leap year"</text:span><text:span text:style-name="T10">);</text:span> </text:p>
      <text:p text:style-name="P3">}</text:p>
      <text:p text:style-name="P3">}</text:p>
      <text:p text:style-name="P1"><text:span text:style-name="T1">&lt;/</text:span><text:span text:style-name="T3">script</text:span><text:span text:style-name="T1">&gt;</text:span>//three conditions to find out the leap year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h3</text:span><text:span text:style-name="T1">&gt;</text:span>Javascript Program to find leap year<text:span text:style-name="T1">&lt;/</text:span><text:span text:style-name="T3">h3</text:span><text:span text:style-name="T1">&gt;</text:span></text:p>
      <text:p text:style-name="P1"><text:span text:style-name="T1">&lt;</text:span><text:span text:style-name="T3">input</text:span> <text:span text:style-name="T4">type</text:span><text:span text:style-name="T5">=</text:span><text:span text:style-name="T6">"text"</text:span> <text:span text:style-name="T4">id</text:span><text:span text:style-name="T5">=</text:span><text:span text:style-name="T6">"year"</text:span><text:span text:style-name="T1">&gt;&lt;/</text:span><text:span text:style-name="T3">input</text:span><text:span text:style-name="T1">&gt;</text:span></text:p>
      <text:p text:style-name="P1"><text:span text:style-name="T1">&lt;</text:span><text:span text:style-name="T3">button</text:span> <text:span text:style-name="T4">onclick</text:span><text:span text:style-name="T5">=</text:span><text:span text:style-name="T6">"</text:span><text:span text:style-name="T12">check_leapyear</text:span><text:span text:style-name="T10">()</text:span><text:span text:style-name="T6">"</text:span><text:span text:style-name="T1">&gt;</text:span>Check<text:span text:style-name="T1">&lt;/</text:span><text:span text:style-name="T3">button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5"/>
      <text:p text:style-name="P15"/>
      <text:p text:style-name="P15"/>
      <text:p text:style-name="P15"/>
      <text:p text:style-name="P16">4b.</text:p>
      <text:p text:style-name="P17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 <text:span text:style-name="T4">lang</text:span><text:span text:style-name="T5">=</text:span><text:span text:style-name="T6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"UTF-8"</text:span><text:span text:style-name="T1">&gt;</text:span></text:p>
      <text:p text:style-name="P1"><text:span text:style-name="T1">&lt;</text:span><text:span text:style-name="T3">meta</text:span> <text:span text:style-name="T4">http-equiv</text:span><text:span text:style-name="T5">=</text:span><text:span text:style-name="T6">"X-UA-Compatible"</text:span> <text:span text:style-name="T4">content</text:span><text:span text:style-name="T5">=</text:span><text:span text:style-name="T6">"IE=edge"</text:span><text:span text:style-name="T1">&gt;</text:span></text:p>
      <text:p text:style-name="P1"><text:span text:style-name="T1">&lt;</text:span>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.0"</text:span><text:span text:style-name="T1">&gt;</text:span></text:p>
      <text:p text:style-name="P1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9">// program to generate fibonacci series up to a certain number</text:p>
      <text:p text:style-name="P4"/>
      <text:p text:style-name="P19">// take input from the user</text:p>
      <text:p text:style-name="P1"><text:span text:style-name="T7">const</text:span> <text:span text:style-name="T8">number</text:span> <text:span text:style-name="T9">=</text:span> <text:span text:style-name="T19">parseInt</text:span><text:span text:style-name="T10">(</text:span><text:span text:style-name="T12">prompt</text:span><text:span text:style-name="T10">(</text:span><text:span text:style-name="T6">'Enter a positive number: '</text:span><text:span text:style-name="T10">));</text:span></text:p>
      <text:p text:style-name="P1"><text:span text:style-name="T7">let</text:span> <text:span text:style-name="T8">n1</text:span> <text:span text:style-name="T9">=</text:span> <text:span text:style-name="T11">0</text:span><text:span text:style-name="T5">,</text:span> <text:span text:style-name="T8">n2</text:span> <text:span text:style-name="T9">=</text:span> <text:span text:style-name="T11">1</text:span><text:span text:style-name="T5">,</text:span> <text:span text:style-name="T8">nextTerm</text:span><text:span text:style-name="T10">;</text:span></text:p>
      <text:p text:style-name="P4"/>
      <text:p text:style-name="P1"><text:span text:style-name="T8">document</text:span><text:span text:style-name="T9">.</text:span><text:span text:style-name="T12">write</text:span><text:span text:style-name="T10">(</text:span><text:span text:style-name="T6">'Fibonacci Series:'</text:span><text:span text:style-name="T10">);</text:span></text:p>
      <text:p text:style-name="P1"><text:span text:style-name="T8">document</text:span><text:span text:style-name="T9">.</text:span><text:span text:style-name="T12">write</text:span><text:span text:style-name="T10">(</text:span><text:span text:style-name="T8">n1</text:span><text:span text:style-name="T10">);</text:span> <text:span text:style-name="T5">// print 0</text:span></text:p>
      <text:p text:style-name="P1"><text:span text:style-name="T8">document</text:span><text:span text:style-name="T9">.</text:span><text:span text:style-name="T12">write</text:span><text:span text:style-name="T10">(</text:span><text:span text:style-name="T8">n2</text:span><text:span text:style-name="T10">);</text:span> <text:span text:style-name="T5">// print 1</text:span></text:p>
      <text:p text:style-name="P4"/>
      <text:p text:style-name="P1"><text:span text:style-name="T8">nextTerm</text:span> <text:span text:style-name="T9">=</text:span> <text:span text:style-name="T8">n1</text:span> <text:span text:style-name="T9">+</text:span> <text:span text:style-name="T8">n2</text:span><text:span text:style-name="T10">;</text:span></text:p>
      <text:p text:style-name="P4"/>
      <text:p text:style-name="P1"><text:span text:style-name="T7">while</text:span> <text:span text:style-name="T10">(</text:span><text:span text:style-name="T8">nextTerm</text:span> <text:span text:style-name="T9">&lt;=</text:span> <text:span text:style-name="T8">number</text:span><text:span text:style-name="T10">)</text:span> <text:span text:style-name="T10">{</text:span></text:p>
      <text:p text:style-name="P4"/>
      <text:p text:style-name="P19">// print the next term</text:p>
      <text:p text:style-name="P1"><text:span text:style-name="T8">document</text:span><text:span text:style-name="T9">.</text:span><text:span text:style-name="T12">write</text:span><text:span text:style-name="T10">(</text:span><text:span text:style-name="T8">nextTerm</text:span><text:span text:style-name="T10">);</text:span></text:p>
      <text:p text:style-name="P4"/>
      <text:p text:style-name="P1"><text:span text:style-name="T8">n1</text:span> <text:span text:style-name="T9">=</text:span> <text:span text:style-name="T8">n2</text:span><text:span text:style-name="T10">;</text:span></text:p>
      <text:p text:style-name="P1"><text:span text:style-name="T8">n2</text:span> <text:span text:style-name="T9">=</text:span> <text:span text:style-name="T8">nextTerm</text:span><text:span text:style-name="T10">;</text:span></text:p>
      <text:p text:style-name="P1"><text:span text:style-name="T8">nextTerm</text:span> <text:span text:style-name="T9">=</text:span> <text:span text:style-name="T8">n1</text:span> <text:span text:style-name="T9">+</text:span> <text:span text:style-name="T8">n2</text:span><text:span text:style-name="T10">;</text:span></text:p>
      <text:p text:style-name="P3">}</text:p>
      <text:p text:style-name="P1"><text:span text:style-name="T1">&lt;/</text:span><text:span text:style-name="T3">script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oft-page-break/><text:span text:style-name="T1">&lt;/</text:span><text:span text:style-name="T3">html</text:span><text:span text:style-name="T1">&gt;</text:span></text:p>
      <text:p text:style-name="P1"/>
      <text:p text:style-name="P16"/>
      <text:p text:style-name="P16"/>
      <text:p text:style-name="P16">4c.</text:p>
      <text:p text:style-name="P16"/>
      <text:p text:style-name="P17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 <text:span text:style-name="T4">lang</text:span><text:span text:style-name="T5">=</text:span><text:span text:style-name="T6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"UTF-8"</text:span><text:span text:style-name="T1">&gt;</text:span></text:p>
      <text:p text:style-name="P1"><text:span text:style-name="T1">&lt;</text:span><text:span text:style-name="T3">meta</text:span> <text:span text:style-name="T4">http-equiv</text:span><text:span text:style-name="T5">=</text:span><text:span text:style-name="T6">"X-UA-Compatible"</text:span> <text:span text:style-name="T4">content</text:span><text:span text:style-name="T5">=</text:span><text:span text:style-name="T6">"IE=edge"</text:span><text:span text:style-name="T1">&gt;</text:span></text:p>
      <text:p text:style-name="P1"><text:span text:style-name="T1">&lt;</text:span>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.0"</text:span><text:span text:style-name="T1">&gt;</text:span></text:p>
      <text:p text:style-name="P1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var</text:span> <text:span text:style-name="T8">a</text:span><text:span text:style-name="T9">=</text:span><text:span text:style-name="T10">[];</text:span></text:p>
      <text:p text:style-name="P1"><text:span text:style-name="T7">var</text:span> <text:span text:style-name="T8">size</text:span><text:span text:style-name="T9">=</text:span><text:span text:style-name="T12">prompt</text:span><text:span text:style-name="T10">(</text:span><text:span text:style-name="T6">"enter the size of array"</text:span><text:span text:style-name="T10">);</text:span></text:p>
      <text:p text:style-name="P1"><text:span text:style-name="T7">for</text:span><text:span text:style-name="T10">(</text:span><text:span text:style-name="T7">var</text:span> <text:span text:style-name="T8">i</text:span><text:span text:style-name="T9">=</text:span><text:span text:style-name="T11">0</text:span><text:span text:style-name="T10">;</text:span><text:span text:style-name="T8">i</text:span><text:span text:style-name="T9">&lt;</text:span><text:span text:style-name="T8">size</text:span><text:span text:style-name="T10">;</text:span><text:span text:style-name="T8">i</text:span><text:span text:style-name="T9">++</text:span><text:span text:style-name="T10">)</text:span></text:p>
      <text:p text:style-name="P3">{</text:p>
      <text:p text:style-name="P1"><text:span text:style-name="T8">a</text:span><text:span text:style-name="T10">[</text:span><text:span text:style-name="T8">i</text:span><text:span text:style-name="T10">]</text:span><text:span text:style-name="T9">=</text:span><text:span text:style-name="T12">prompt</text:span><text:span text:style-name="T10">(</text:span><text:span text:style-name="T6">"enter the element "</text:span><text:span text:style-name="T9">+</text:span><text:span text:style-name="T10">(</text:span><text:span text:style-name="T8">i</text:span><text:span text:style-name="T9">+</text:span><text:span text:style-name="T11">1</text:span><text:span text:style-name="T10">));</text:span></text:p>
      <text:p text:style-name="P3">}</text:p>
      <text:p text:style-name="P4"/>
      <text:p text:style-name="P1"><text:span text:style-name="T8">document</text:span><text:span text:style-name="T9">.</text:span><text:span text:style-name="T12">write</text:span><text:span text:style-name="T10">(</text:span><text:span text:style-name="T6">"array:"</text:span><text:span text:style-name="T9">+</text:span><text:span text:style-name="T8">a</text:span><text:span text:style-name="T9">+</text:span><text:span text:style-name="T6">"&lt;br/&gt;"</text:span><text:span text:style-name="T10">);</text:span></text:p>
      <text:p text:style-name="P1"><text:span text:style-name="T7">var</text:span> <text:span text:style-name="T8">num</text:span><text:span text:style-name="T9">=</text:span><text:span text:style-name="T12">prompt</text:span><text:span text:style-name="T10">(</text:span><text:span text:style-name="T6">" enter the element to be inserted"</text:span><text:span text:style-name="T10">);</text:span></text:p>
      <text:p text:style-name="P1"><text:span text:style-name="T7">var</text:span> <text:span text:style-name="T8">pos</text:span><text:span text:style-name="T9">=</text:span><text:span text:style-name="T12">prompt</text:span><text:span text:style-name="T10">(</text:span><text:span text:style-name="T6">" enter the position for the element to be inserted"</text:span><text:span text:style-name="T10">);</text:span></text:p>
      <text:p text:style-name="P1"><text:span text:style-name="T8">size</text:span><text:span text:style-name="T9">++</text:span><text:span text:style-name="T10">;</text:span></text:p>
      <text:p text:style-name="P1"><text:span text:style-name="T7">for</text:span><text:span text:style-name="T10">(</text:span><text:span text:style-name="T8">i</text:span><text:span text:style-name="T9">=</text:span><text:span text:style-name="T8">size</text:span><text:span text:style-name="T9">-</text:span><text:span text:style-name="T11">1</text:span><text:span text:style-name="T10">;</text:span><text:span text:style-name="T8">i</text:span><text:span text:style-name="T9">&gt;=</text:span><text:span text:style-name="T8">pos</text:span><text:span text:style-name="T10">;</text:span><text:span text:style-name="T8">i</text:span><text:span text:style-name="T9">--</text:span><text:span text:style-name="T10">)</text:span></text:p>
      <text:p text:style-name="P3">{</text:p>
      <text:p text:style-name="P1"><text:span text:style-name="T8">a</text:span><text:span text:style-name="T10">[</text:span><text:span text:style-name="T8">i</text:span><text:span text:style-name="T10">]</text:span><text:span text:style-name="T9">=</text:span><text:span text:style-name="T8">a</text:span><text:span text:style-name="T10">[</text:span><text:span text:style-name="T8">i</text:span><text:span text:style-name="T9">-</text:span><text:span text:style-name="T11">1</text:span><text:span text:style-name="T10">];</text:span></text:p>
      <text:p text:style-name="P3">}</text:p>
      <text:p text:style-name="P1"><text:span text:style-name="T8">a</text:span><text:span text:style-name="T10">[</text:span><text:span text:style-name="T8">pos</text:span><text:span text:style-name="T9">-</text:span><text:span text:style-name="T11">1</text:span><text:span text:style-name="T10">]</text:span><text:span text:style-name="T9">=</text:span><text:span text:style-name="T8">num</text:span><text:span text:style-name="T10">;</text:span></text:p>
      <text:p text:style-name="P1"><text:span text:style-name="T8">document</text:span><text:span text:style-name="T9">.</text:span><text:span text:style-name="T12">write</text:span><text:span text:style-name="T10">(</text:span><text:span text:style-name="T6">"array after inserting :"</text:span><text:span text:style-name="T9">+</text:span><text:span text:style-name="T8">a</text:span><text:span text:style-name="T9">+</text:span><text:span text:style-name="T6">"&lt;br/&gt;"</text:span><text:span text:style-name="T10">);</text:span></text:p>
      <text:p text:style-name="P1"><text:span text:style-name="T1">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6"/>
      <text:p text:style-name="P16"/>
      <text:p text:style-name="P16"/>
      <text:p text:style-name="P16">4d.</text:p>
      <text:p text:style-name="P17"><text:span text:style-name="T1">&lt;!</text:span><text:span text:style-name="T3">DOCTYPE</text:span> <text:span text:style-name="T4">html</text:span><text:span text:style-name="T1">&gt;</text:span></text:p>
      <text:p text:style-name="P1"><text:span text:style-name="T1">&lt;</text:span><text:span text:style-name="T3">html</text:span> <text:span text:style-name="T4">lang</text:span><text:span text:style-name="T5">=</text:span><text:span text:style-name="T6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meta</text:span> <text:span text:style-name="T4">charset</text:span><text:span text:style-name="T5">=</text:span><text:span text:style-name="T6">"UTF-8"</text:span><text:span text:style-name="T1">&gt;</text:span></text:p>
      <text:p text:style-name="P1"><text:span text:style-name="T1">&lt;</text:span><text:span text:style-name="T3">meta</text:span> <text:span text:style-name="T4">http-equiv</text:span><text:span text:style-name="T5">=</text:span><text:span text:style-name="T6">"X-UA-Compatible"</text:span> <text:span text:style-name="T4">content</text:span><text:span text:style-name="T5">=</text:span><text:span text:style-name="T6">"IE=edge"</text:span><text:span text:style-name="T1">&gt;</text:span></text:p>
      <text:p text:style-name="P1"><text:span text:style-name="T1">&lt;</text:span>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.0"</text:span><text:span text:style-name="T1">&gt;</text:span></text:p>
      <text:p text:style-name="P1"><text:span text:style-name="T1">&lt;</text:span><text:span text:style-name="T3">title</text:span><text:span text:style-name="T1">&gt;</text:span>Document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><text:span text:style-name="T1">&lt;</text:span><text:span text:style-name="T3">script</text:span><text:span text:style-name="T1">&gt;</text:span></text:p>
      <text:p text:style-name="P1"><text:span text:style-name="T7">var</text:span> <text:span text:style-name="T8">a</text:span><text:span text:style-name="T9">=</text:span><text:span text:style-name="T10">[];</text:span></text:p>
      <text:p text:style-name="P1"><text:span text:style-name="T7">var</text:span> <text:span text:style-name="T8">size</text:span><text:span text:style-name="T9">=</text:span><text:span text:style-name="T12">prompt</text:span><text:span text:style-name="T10">(</text:span><text:span text:style-name="T6">"enter the size of array"</text:span><text:span text:style-name="T10">);</text:span></text:p>
      <text:p text:style-name="P1"><text:soft-page-break/><text:span text:style-name="T7">for</text:span><text:span text:style-name="T10">(</text:span><text:span text:style-name="T7">var</text:span> <text:span text:style-name="T8">i</text:span><text:span text:style-name="T9">=</text:span><text:span text:style-name="T11">0</text:span><text:span text:style-name="T10">;</text:span><text:span text:style-name="T8">i</text:span><text:span text:style-name="T9">&lt;</text:span><text:span text:style-name="T8">size</text:span><text:span text:style-name="T10">;</text:span><text:span text:style-name="T8">i</text:span><text:span text:style-name="T9">++</text:span><text:span text:style-name="T10">)</text:span></text:p>
      <text:p text:style-name="P3">{</text:p>
      <text:p text:style-name="P1"><text:span text:style-name="T8">a</text:span><text:span text:style-name="T10">[</text:span><text:span text:style-name="T8">i</text:span><text:span text:style-name="T10">]</text:span><text:span text:style-name="T9">=</text:span><text:span text:style-name="T12">prompt</text:span><text:span text:style-name="T10">(</text:span><text:span text:style-name="T6">"enter the element "</text:span><text:span text:style-name="T9">+</text:span><text:span text:style-name="T10">(</text:span><text:span text:style-name="T8">i</text:span><text:span text:style-name="T9">+</text:span><text:span text:style-name="T11">1</text:span><text:span text:style-name="T10">));</text:span></text:p>
      <text:p text:style-name="P3">}</text:p>
      <text:p text:style-name="P4"/>
      <text:p text:style-name="P1"><text:span text:style-name="T8">document</text:span><text:span text:style-name="T9">.</text:span><text:span text:style-name="T12">write</text:span><text:span text:style-name="T10">(</text:span><text:span text:style-name="T6">"array:"</text:span><text:span text:style-name="T9">+</text:span><text:span text:style-name="T8">a</text:span><text:span text:style-name="T9">+</text:span><text:span text:style-name="T6">"&lt;br/&gt;"</text:span><text:span text:style-name="T10">);</text:span></text:p>
      <text:p text:style-name="P1"><text:span text:style-name="T7">var</text:span> <text:span text:style-name="T8">num</text:span><text:span text:style-name="T9">=</text:span><text:span text:style-name="T12">prompt</text:span><text:span text:style-name="T10">(</text:span><text:span text:style-name="T6">" enter the element to be deleted"</text:span><text:span text:style-name="T10">);</text:span></text:p>
      <text:p text:style-name="P1"><text:span text:style-name="T7">for</text:span><text:span text:style-name="T10">(</text:span><text:span text:style-name="T8">i</text:span><text:span text:style-name="T9">=</text:span><text:span text:style-name="T11">0</text:span><text:span text:style-name="T10">;</text:span><text:span text:style-name="T8">i</text:span><text:span text:style-name="T9">&lt;</text:span><text:span text:style-name="T8">size</text:span><text:span text:style-name="T10">;</text:span><text:span text:style-name="T8">i</text:span><text:span text:style-name="T9">++</text:span><text:span text:style-name="T10">)</text:span></text:p>
      <text:p text:style-name="P3">{</text:p>
      <text:p text:style-name="P1"><text:span text:style-name="T7">if</text:span><text:span text:style-name="T10">(</text:span><text:span text:style-name="T8">a</text:span><text:span text:style-name="T10">[</text:span><text:span text:style-name="T8">i</text:span><text:span text:style-name="T10">]</text:span><text:span text:style-name="T9">==</text:span><text:span text:style-name="T8">num</text:span><text:span text:style-name="T10">)</text:span></text:p>
      <text:p text:style-name="P3">{</text:p>
      <text:p text:style-name="P1"><text:span text:style-name="T7">var</text:span> <text:span text:style-name="T8">pos</text:span><text:span text:style-name="T9">=</text:span><text:span text:style-name="T8">a</text:span><text:span text:style-name="T10">[</text:span><text:span text:style-name="T8">i</text:span><text:span text:style-name="T10">];</text:span></text:p>
      <text:p text:style-name="P3">}</text:p>
      <text:p text:style-name="P3">}</text:p>
      <text:p text:style-name="P1"><text:span text:style-name="T7">for</text:span><text:span text:style-name="T10">(</text:span><text:span text:style-name="T8">i</text:span><text:span text:style-name="T9">=</text:span><text:span text:style-name="T8">pos</text:span><text:span text:style-name="T9">-</text:span><text:span text:style-name="T11">1</text:span><text:span text:style-name="T10">;</text:span><text:span text:style-name="T8">i</text:span><text:span text:style-name="T9">&lt;</text:span><text:span text:style-name="T8">size</text:span><text:span text:style-name="T10">;</text:span><text:span text:style-name="T8">i</text:span><text:span text:style-name="T9">++</text:span><text:span text:style-name="T10">)</text:span></text:p>
      <text:p text:style-name="P3">{</text:p>
      <text:p text:style-name="P1"><text:span text:style-name="T8">a</text:span><text:span text:style-name="T10">[</text:span><text:span text:style-name="T8">i</text:span><text:span text:style-name="T10">]</text:span><text:span text:style-name="T9">=</text:span><text:span text:style-name="T8">a</text:span><text:span text:style-name="T10">[</text:span><text:span text:style-name="T8">i</text:span><text:span text:style-name="T9">+</text:span><text:span text:style-name="T11">1</text:span><text:span text:style-name="T10">];</text:span></text:p>
      <text:p text:style-name="P3">}</text:p>
      <text:p text:style-name="P1"><text:span text:style-name="T8">a</text:span><text:span text:style-name="T9">.</text:span>length<text:span text:style-name="T9">=</text:span><text:span text:style-name="T8">size</text:span><text:span text:style-name="T9">-</text:span><text:span text:style-name="T11">1</text:span><text:span text:style-name="T10">;</text:span></text:p>
      <text:p text:style-name="P1"><text:span text:style-name="T8">document</text:span><text:span text:style-name="T9">.</text:span><text:span text:style-name="T12">write</text:span><text:span text:style-name="T10">(</text:span><text:span text:style-name="T6">"array after deleting :"</text:span><text:span text:style-name="T9">+</text:span><text:span text:style-name="T8">a</text:span><text:span text:style-name="T9">+</text:span><text:span text:style-name="T6">"&lt;br/&gt;"</text:span><text:span text:style-name="T10">);</text:span></text:p>
      <text:p text:style-name="P1"><text:span text:style-name="T1">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0:32:27.976367921</meta:creation-date>
    <dc:date>2022-05-31T10:20:29.589355618</dc:date>
    <meta:editing-duration>PT10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68" meta:word-count="778" meta:character-count="5623" meta:non-whitespace-character-count="5101"/>
  </office:meta>
</office:document-meta>
</file>